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3.243cm"/>
    </style:style>
    <style:style style:name="co10" style:family="table-column">
      <style:table-column-properties fo:break-before="auto" style:column-width="3.692cm"/>
    </style:style>
    <style:style style:name="co11" style:family="table-column">
      <style:table-column-properties fo:break-before="auto" style:column-width="4.094cm"/>
    </style:style>
    <style:style style:name="co12" style:family="table-column">
      <style:table-column-properties fo:break-before="auto" style:column-width="4.0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 style:data-style-name="N84"/>
    <style:style style:name="ce17" style:family="table-cell" style:parent-style-name="Default" style:data-style-name="N84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Descripción</text:p>
          </table:table-cell>
          <table:table-cell table:style-name="ce12" office:value-type="string" calcext:value-type="string">
            <text:p>Fecha de realización</text:p>
          </table:table-cell>
          <table:table-cell table:style-name="ce12" office:value-type="string" calcext:value-type="string">
            <text:p>Tiempo estimado (min)</text:p>
          </table:table-cell>
          <table:table-cell table:style-name="ce12" office:value-type="string" calcext:value-type="string">
            <text:p>Tiempo insumido (min)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jemplo</text:p>
          </table:table-cell>
          <table:table-cell office:value-type="date" office:date-value="2013-08-19" calcext:value-type="date">
            <text:p>2013-08-19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Lectura Paper: No silver bullet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70" calcext:value-type="float">
            <text:p>70</text:p>
          </table:table-cell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4" office:value-type="string" calcext:value-type="string">
            <text:p>Lectura Paper: Software Engineering missing is action. Responder cuestionario</text:p>
          </table:table-cell>
          <table:table-cell table:style-name="ce17" office:value-type="date" office:date-value="2013-08-26" calcext:value-type="date">
            <text:p>2013-08-26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float" office:value="120" calcext:value-type="float">
            <text:p>12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Lectura guia scrum</text:p>
          </table:table-cell>
          <table:table-cell office:value-type="date" office:date-value="2013-09-01" calcext:value-type="date">
            <text:p>2013-09-01</text:p>
          </table:table-cell>
          <table:table-cell office:value-type="float" office:value="60" calcext:value-type="float">
            <text:p>60</text:p>
          </table:table-cell>
          <table:table-cell table:style-name="ce15" office:value-type="float" office:value="80" calcext:value-type="float">
            <text:p>8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Contestar cuestionario scrum</text:p>
          </table:table-cell>
          <table:table-cell office:value-type="date" office:date-value="2013-09-04" calcext:value-type="date">
            <text:p>2013-09-0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Hacer resumen y publicarlo</text:p>
          </table:table-cell>
          <table:table-cell office:value-type="date" office:date-value="2013-09-05" calcext:value-type="date">
            <text:p>2013-09-05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5">00/00/0000</text:date>, <text:time style:data-style-name="N2" text:time-value="0000-00-00T00:00:02.0112232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4.1.0.4$Windows_x86 LibreOffice_project/89ea49ddacd9aa532507cbf852f2bb22b1ace28</meta:generator>
    <dc:date>2013-09-05T14:15:36.529000000</dc:date>
    <meta:editing-duration>PT4H59M35S</meta:editing-duration>
    <meta:editing-cycles>28</meta:editing-cycles>
    <meta:document-statistic meta:table-count="2" meta:cell-count="111" meta:object-count="0"/>
  </office:meta>
</office:document-meta>
</file>